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48" text:anchor-type="page" text:anchor-page-number="1" svg:x="174.98mm" svg:y="253.47mm" svg:width="35mm" svg:height="35mm" draw:z-index="47">
        <draw:text-box>
          <text:section text:style-name="Sect1" text:name="Sekce47" text:protected="true">
            <text:section-source text:section-name="MasterLabel"/>
            <text:p text:style-name="Standard"/>
          </text:section>
        </draw:text-box>
      </draw:frame>
      <draw:frame draw:style-name="fr1" draw:name="Rámec47" text:anchor-type="page" text:anchor-page-number="1" svg:x="139.98mm" svg:y="253.47mm" svg:width="35mm" svg:height="35mm" draw:z-index="46">
        <draw:text-box>
          <text:section text:style-name="Sect1" text:name="Sekce46" text:protected="true">
            <text:section-source text:section-name="MasterLabel"/>
            <text:p text:style-name="Standard"/>
          </text:section>
        </draw:text-box>
      </draw:frame>
      <draw:frame draw:style-name="fr1" draw:name="Rámec46" text:anchor-type="page" text:anchor-page-number="1" svg:x="104.99mm" svg:y="253.47mm" svg:width="35mm" svg:height="35mm" draw:z-index="45">
        <draw:text-box>
          <text:section text:style-name="Sect1" text:name="Sekce45" text:protected="true">
            <text:section-source text:section-name="MasterLabel"/>
            <text:p text:style-name="Standard"/>
          </text:section>
        </draw:text-box>
      </draw:frame>
      <draw:frame draw:style-name="fr1" draw:name="Rámec45" text:anchor-type="page" text:anchor-page-number="1" svg:x="69.99mm" svg:y="253.47mm" svg:width="35mm" svg:height="35mm" draw:z-index="44">
        <draw:text-box>
          <text:section text:style-name="Sect1" text:name="Sekce44" text:protected="true">
            <text:section-source text:section-name="MasterLabel"/>
            <text:p text:style-name="Standard"/>
          </text:section>
        </draw:text-box>
      </draw:frame>
      <draw:frame draw:style-name="fr1" draw:name="Rámec44" text:anchor-type="page" text:anchor-page-number="1" svg:x="35mm" svg:y="253.47mm" svg:width="35mm" svg:height="35mm" draw:z-index="43">
        <draw:text-box>
          <text:section text:style-name="Sect1" text:name="Sekce43" text:protected="true">
            <text:section-source text:section-name="MasterLabel"/>
            <text:p text:style-name="Standard"/>
          </text:section>
        </draw:text-box>
      </draw:frame>
      <draw:frame draw:style-name="fr1" draw:name="Rámec43" text:anchor-type="page" text:anchor-page-number="1" svg:x="0mm" svg:y="253.47mm" svg:width="35mm" svg:height="35mm" draw:z-index="42">
        <draw:text-box>
          <text:section text:style-name="Sect1" text:name="Sekce42" text:protected="true">
            <text:section-source text:section-name="MasterLabel"/>
            <text:p text:style-name="Standard"/>
          </text:section>
        </draw:text-box>
      </draw:frame>
      <draw:frame draw:style-name="fr1" draw:name="Rámec42" text:anchor-type="page" text:anchor-page-number="1" svg:x="174.98mm" svg:y="218.48mm" svg:width="35mm" svg:height="35mm" draw:z-index="41">
        <draw:text-box>
          <text:section text:style-name="Sect1" text:name="Sekce41" text:protected="true">
            <text:section-source text:section-name="MasterLabel"/>
            <text:p text:style-name="Standard"/>
          </text:section>
        </draw:text-box>
      </draw:frame>
      <draw:frame draw:style-name="fr1" draw:name="Rámec41" text:anchor-type="page" text:anchor-page-number="1" svg:x="139.98mm" svg:y="218.48mm" svg:width="35mm" svg:height="35mm" draw:z-index="40">
        <draw:text-box>
          <text:section text:style-name="Sect1" text:name="Sekce40" text:protected="true">
            <text:section-source text:section-name="MasterLabel"/>
            <text:p text:style-name="Standard"/>
          </text:section>
        </draw:text-box>
      </draw:frame>
      <draw:frame draw:style-name="fr1" draw:name="Rámec40" text:anchor-type="page" text:anchor-page-number="1" svg:x="104.99mm" svg:y="218.48mm" svg:width="35mm" svg:height="35mm" draw:z-index="39">
        <draw:text-box>
          <text:section text:style-name="Sect1" text:name="Sekce39" text:protected="true">
            <text:section-source text:section-name="MasterLabel"/>
            <text:p text:style-name="Standard"/>
          </text:section>
        </draw:text-box>
      </draw:frame>
      <draw:frame draw:style-name="fr1" draw:name="Rámec39" text:anchor-type="page" text:anchor-page-number="1" svg:x="69.99mm" svg:y="218.48mm" svg:width="35mm" svg:height="35mm" draw:z-index="38">
        <draw:text-box>
          <text:section text:style-name="Sect1" text:name="Sekce38" text:protected="true">
            <text:section-source text:section-name="MasterLabel"/>
            <text:p text:style-name="Standard"/>
          </text:section>
        </draw:text-box>
      </draw:frame>
      <draw:frame draw:style-name="fr1" draw:name="Rámec38" text:anchor-type="page" text:anchor-page-number="1" svg:x="35mm" svg:y="218.48mm" svg:width="35mm" svg:height="35mm" draw:z-index="37">
        <draw:text-box>
          <text:section text:style-name="Sect1" text:name="Sekce37" text:protected="true">
            <text:section-source text:section-name="MasterLabel"/>
            <text:p text:style-name="Standard"/>
          </text:section>
        </draw:text-box>
      </draw:frame>
      <draw:frame draw:style-name="fr1" draw:name="Rámec37" text:anchor-type="page" text:anchor-page-number="1" svg:x="0mm" svg:y="218.48mm" svg:width="35mm" svg:height="35mm" draw:z-index="36">
        <draw:text-box>
          <text:section text:style-name="Sect1" text:name="Sekce36" text:protected="true">
            <text:section-source text:section-name="MasterLabel"/>
            <text:p text:style-name="Standard"/>
          </text:section>
        </draw:text-box>
      </draw:frame>
      <draw:frame draw:style-name="fr1" draw:name="Rámec36" text:anchor-type="page" text:anchor-page-number="1" svg:x="174.98mm" svg:y="183.48mm" svg:width="35mm" svg:height="35mm" draw:z-index="35">
        <draw:text-box>
          <text:section text:style-name="Sect1" text:name="Sekce35" text:protected="true">
            <text:section-source text:section-name="MasterLabel"/>
            <text:p text:style-name="Standard"/>
          </text:section>
        </draw:text-box>
      </draw:frame>
      <draw:frame draw:style-name="fr1" draw:name="Rámec35" text:anchor-type="page" text:anchor-page-number="1" svg:x="139.98mm" svg:y="183.48mm" svg:width="35mm" svg:height="35mm" draw:z-index="34">
        <draw:text-box>
          <text:section text:style-name="Sect1" text:name="Sekce34" text:protected="true">
            <text:section-source text:section-name="MasterLabel"/>
            <text:p text:style-name="Standard"/>
          </text:section>
        </draw:text-box>
      </draw:frame>
      <draw:frame draw:style-name="fr1" draw:name="Rámec34" text:anchor-type="page" text:anchor-page-number="1" svg:x="104.99mm" svg:y="183.48mm" svg:width="35mm" svg:height="35mm" draw:z-index="33">
        <draw:text-box>
          <text:section text:style-name="Sect1" text:name="Sekce33" text:protected="true">
            <text:section-source text:section-name="MasterLabel"/>
            <text:p text:style-name="Standard"/>
          </text:section>
        </draw:text-box>
      </draw:frame>
      <draw:frame draw:style-name="fr1" draw:name="Rámec33" text:anchor-type="page" text:anchor-page-number="1" svg:x="69.99mm" svg:y="183.48mm" svg:width="35mm" svg:height="35mm" draw:z-index="32">
        <draw:text-box>
          <text:section text:style-name="Sect1" text:name="Sekce32" text:protected="true">
            <text:section-source text:section-name="MasterLabel"/>
            <text:p text:style-name="Standard"/>
          </text:section>
        </draw:text-box>
      </draw:frame>
      <draw:frame draw:style-name="fr1" draw:name="Rámec32" text:anchor-type="page" text:anchor-page-number="1" svg:x="35mm" svg:y="183.48mm" svg:width="35mm" svg:height="35mm" draw:z-index="31">
        <draw:text-box>
          <text:section text:style-name="Sect1" text:name="Sekce31" text:protected="true">
            <text:section-source text:section-name="MasterLabel"/>
            <text:p text:style-name="Standard"/>
          </text:section>
        </draw:text-box>
      </draw:frame>
      <draw:frame draw:style-name="fr1" draw:name="Rámec31" text:anchor-type="page" text:anchor-page-number="1" svg:x="0mm" svg:y="183.48mm" svg:width="35mm" svg:height="35mm" draw:z-index="30">
        <draw:text-box>
          <text:section text:style-name="Sect1" text:name="Sekce30" text:protected="true">
            <text:section-source text:section-name="MasterLabel"/>
            <text:p text:style-name="Standard"/>
          </text:section>
        </draw:text-box>
      </draw:frame>
      <draw:frame draw:style-name="fr1" draw:name="Rámec30" text:anchor-type="page" text:anchor-page-number="1" svg:x="174.98mm" svg:y="148.48mm" svg:width="35mm" svg:height="35mm" draw:z-index="29">
        <draw:text-box>
          <text:section text:style-name="Sect1" text:name="Sekce29" text:protected="true">
            <text:section-source text:section-name="MasterLabel"/>
            <text:p text:style-name="Standard"/>
          </text:section>
        </draw:text-box>
      </draw:frame>
      <draw:frame draw:style-name="fr1" draw:name="Rámec29" text:anchor-type="page" text:anchor-page-number="1" svg:x="139.98mm" svg:y="148.48mm" svg:width="35mm" svg:height="35mm" draw:z-index="28">
        <draw:text-box>
          <text:section text:style-name="Sect1" text:name="Sekce28" text:protected="true">
            <text:section-source text:section-name="MasterLabel"/>
            <text:p text:style-name="Standard"/>
          </text:section>
        </draw:text-box>
      </draw:frame>
      <draw:frame draw:style-name="fr1" draw:name="Rámec28" text:anchor-type="page" text:anchor-page-number="1" svg:x="104.99mm" svg:y="148.48mm" svg:width="35mm" svg:height="35mm" draw:z-index="27">
        <draw:text-box>
          <text:section text:style-name="Sect1" text:name="Sekce27" text:protected="true">
            <text:section-source text:section-name="MasterLabel"/>
            <text:p text:style-name="Standard"/>
          </text:section>
        </draw:text-box>
      </draw:frame>
      <draw:frame draw:style-name="fr1" draw:name="Rámec27" text:anchor-type="page" text:anchor-page-number="1" svg:x="69.99mm" svg:y="148.48mm" svg:width="35mm" svg:height="35mm" draw:z-index="26">
        <draw:text-box>
          <text:section text:style-name="Sect1" text:name="Sekce26" text:protected="true">
            <text:section-source text:section-name="MasterLabel"/>
            <text:p text:style-name="Standard"/>
          </text:section>
        </draw:text-box>
      </draw:frame>
      <draw:frame draw:style-name="fr1" draw:name="Rámec26" text:anchor-type="page" text:anchor-page-number="1" svg:x="35mm" svg:y="148.48mm" svg:width="35mm" svg:height="35mm" draw:z-index="25">
        <draw:text-box>
          <text:section text:style-name="Sect1" text:name="Sekce25" text:protected="true">
            <text:section-source text:section-name="MasterLabel"/>
            <text:p text:style-name="Standard"/>
          </text:section>
        </draw:text-box>
      </draw:frame>
      <draw:frame draw:style-name="fr1" draw:name="Rámec25" text:anchor-type="page" text:anchor-page-number="1" svg:x="0mm" svg:y="148.48mm" svg:width="35mm" svg:height="35mm" draw:z-index="24">
        <draw:text-box>
          <text:section text:style-name="Sect1" text:name="Sekce24" text:protected="true">
            <text:section-source text:section-name="MasterLabel"/>
            <text:p text:style-name="Standard"/>
          </text:section>
        </draw:text-box>
      </draw:frame>
      <draw:frame draw:style-name="fr1" draw:name="Rámec24" text:anchor-type="page" text:anchor-page-number="1" svg:x="174.98mm" svg:y="113.49mm" svg:width="35mm" svg:height="35mm" draw:z-index="23">
        <draw:text-box>
          <text:section text:style-name="Sect1" text:name="Sekce23" text:protected="true">
            <text:section-source text:section-name="MasterLabel"/>
            <text:p text:style-name="Standard"/>
          </text:section>
        </draw:text-box>
      </draw:frame>
      <draw:frame draw:style-name="fr1" draw:name="Rámec23" text:anchor-type="page" text:anchor-page-number="1" svg:x="139.98mm" svg:y="113.49mm" svg:width="35mm" svg:height="35mm" draw:z-index="22">
        <draw:text-box>
          <text:section text:style-name="Sect1" text:name="Sekce22" text:protected="true">
            <text:section-source text:section-name="MasterLabel"/>
            <text:p text:style-name="Standard"/>
          </text:section>
        </draw:text-box>
      </draw:frame>
      <draw:frame draw:style-name="fr1" draw:name="Rámec22" text:anchor-type="page" text:anchor-page-number="1" svg:x="104.99mm" svg:y="113.49mm" svg:width="35mm" svg:height="35mm" draw:z-index="21">
        <draw:text-box>
          <text:section text:style-name="Sect1" text:name="Sekce21" text:protected="true">
            <text:section-source text:section-name="MasterLabel"/>
            <text:p text:style-name="Standard"/>
          </text:section>
        </draw:text-box>
      </draw:frame>
      <draw:frame draw:style-name="fr1" draw:name="Rámec21" text:anchor-type="page" text:anchor-page-number="1" svg:x="69.99mm" svg:y="113.49mm" svg:width="35mm" svg:height="35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35mm" svg:y="113.49mm" svg:width="35mm" svg:height="35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0mm" svg:y="113.49mm" svg:width="35mm" svg:height="35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174.98mm" svg:y="78.49mm" svg:width="35mm" svg:height="35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139.98mm" svg:y="78.49mm" svg:width="35mm" svg:height="35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104.99mm" svg:y="78.49mm" svg:width="35mm" svg:height="35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69.99mm" svg:y="78.49mm" svg:width="35mm" svg:height="35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35mm" svg:y="78.49mm" svg:width="35mm" svg:height="35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0mm" svg:y="78.49mm" svg:width="35mm" svg:height="35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74.98mm" svg:y="43.5mm" svg:width="35mm" svg:height="35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139.98mm" svg:y="43.5mm" svg:width="35mm" svg:height="35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04.99mm" svg:y="43.5mm" svg:width="35mm" svg:height="35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69.99mm" svg:y="43.5mm" svg:width="35mm" svg:height="35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35mm" svg:y="43.5mm" svg:width="35mm" svg:height="35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0mm" svg:y="43.5mm" svg:width="35mm" svg:height="35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74.98mm" svg:y="8.5mm" svg:width="35mm" svg:height="35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139.98mm" svg:y="8.5mm" svg:width="35mm" svg:height="35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04.99mm" svg:y="8.5mm" svg:width="35mm" svg:height="35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69.99mm" svg:y="8.5mm" svg:width="35mm" svg:height="35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35mm" svg:y="8.5mm" svg:width="35mm" svg:height="35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0mm" svg:y="8.5mm" svg:width="35mm" svg:height="35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5mm" svg:height="35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8.5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53:09.899000000</meta:creation-date>
    <meta:editing-cycles>1</meta:editing-cycles>
    <meta:editing-duration>PT22S</meta:editing-duration>
    <dc:title>Rayfilm 2307</dc:title>
    <dc:date>2022-08-25T17:53:31.334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